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office:value-type="float" office:value="21745.8" calcext:value-type="float">
            <text:p>21745.8</text:p>
          </table:table-cell>
          <table:table-cell office:value-type="float" office:value="50371.8" calcext:value-type="float">
            <text:p>5037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office:value-type="float" office:value="21770.3" calcext:value-type="float">
            <text:p>21770.3</text:p>
          </table:table-cell>
          <table:table-cell office:value-type="float" office:value="50409.3" calcext:value-type="float">
            <text:p>504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office:value-type="float" office:value="21784" calcext:value-type="float">
            <text:p>21784</text:p>
          </table:table-cell>
          <table:table-cell office:value-type="float" office:value="50452.8" calcext:value-type="float">
            <text:p>50452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office:value-type="float" office:value="21800.5" calcext:value-type="float">
            <text:p>21800.5</text:p>
          </table:table-cell>
          <table:table-cell office:value-type="float" office:value="50500.9" calcext:value-type="float">
            <text:p>505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office:value-type="float" office:value="21814" calcext:value-type="float">
            <text:p>21814</text:p>
          </table:table-cell>
          <table:table-cell office:value-type="float" office:value="50518.6" calcext:value-type="float">
            <text:p>505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office:value-type="float" office:value="21830.3" calcext:value-type="float">
            <text:p>21830.3</text:p>
          </table:table-cell>
          <table:table-cell office:value-type="float" office:value="50556.3" calcext:value-type="float">
            <text:p>50556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office:value-type="float" office:value="21846.6" calcext:value-type="float">
            <text:p>21846.6</text:p>
          </table:table-cell>
          <table:table-cell office:value-type="float" office:value="50578.7" calcext:value-type="float">
            <text:p>5057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office:value-type="float" office:value="21862.8" calcext:value-type="float">
            <text:p>21862.8</text:p>
          </table:table-cell>
          <table:table-cell office:value-type="float" office:value="50611.7" calcext:value-type="float">
            <text:p>5061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office:value-type="float" office:value="21878.7" calcext:value-type="float">
            <text:p>21878.7</text:p>
          </table:table-cell>
          <table:table-cell office:value-type="float" office:value="50650" calcext:value-type="float">
            <text:p>5065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office:value-type="float" office:value="21890.5" calcext:value-type="float">
            <text:p>21890.5</text:p>
          </table:table-cell>
          <table:table-cell office:value-type="float" office:value="50682.7" calcext:value-type="float">
            <text:p>506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13" calcext:value-type="date">
            <text:p>06/13/2025</text:p>
          </table:table-cell>
          <table:table-cell office:value-type="float" office:value="21903.8" calcext:value-type="float">
            <text:p>21903.8</text:p>
          </table:table-cell>
          <table:table-cell office:value-type="float" office:value="50717.8" calcext:value-type="float">
            <text:p>50717.8</text:p>
          </table:table-cell>
          <table:table-cell office:value-type="string" calcext:value-type="string">
            <text:p>change power reader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5-06-20" calcext:value-type="date">
            <text:p>06/20/2025</text:p>
          </table:table-cell>
          <table:table-cell office:value-type="float" office:value="21908.4" calcext:value-type="float">
            <text:p>21908.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27" calcext:value-type="date">
            <text:p>06/27/2025</text:p>
          </table:table-cell>
          <table:table-cell office:value-type="float" office:value="21917.7" calcext:value-type="float">
            <text:p>21917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office:value-type="float" office:value="21926" calcext:value-type="float">
            <text:p>2192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11" calcext:value-type="date">
            <text:p>07/11/2025</text:p>
          </table:table-cell>
          <table:table-cell office:value-type="float" office:value="21936.5" calcext:value-type="float">
            <text:p>21936.5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18" calcext:value-type="date">
            <text:p>07/18/2025</text:p>
          </table:table-cell>
          <table:table-cell office:value-type="float" office:value="21947.3" calcext:value-type="float">
            <text:p>21947.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25" calcext:value-type="date">
            <text:p>07/25/2025</text:p>
          </table:table-cell>
          <table:table-cell office:value-type="float" office:value="21956.4" calcext:value-type="float">
            <text:p>21956.4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01" calcext:value-type="date">
            <text:p>08/01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08" calcext:value-type="date">
            <text:p>08/08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71" calcext:value-type="float">
            <text:p>27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15" calcext:value-type="date">
            <text:p>08/15/2025</text:p>
          </table:table-cell>
          <table:table-cell office:value-type="float" office:value="21969.1" calcext:value-type="float">
            <text:p>21969.1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22" calcext:value-type="date">
            <text:p>08/22/2025</text:p>
          </table:table-cell>
          <table:table-cell office:value-type="float" office:value="21979" calcext:value-type="float">
            <text:p>21979</text:p>
          </table:table-cell>
          <table:table-cell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29" calcext:value-type="date">
            <text:p>08/29/2025</text:p>
          </table:table-cell>
          <table:table-cell office:value-type="float" office:value="21992.4" calcext:value-type="float">
            <text:p>21992.4</text:p>
          </table:table-cell>
          <table:table-cell office:value-type="float" office:value="358" calcext:value-type="float">
            <text:p>35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05" calcext:value-type="date">
            <text:p>09/05/2025</text:p>
          </table:table-cell>
          <table:table-cell office:value-type="float" office:value="22004.7" calcext:value-type="float">
            <text:p>22004.7</text:p>
          </table:table-cell>
          <table:table-cell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12" calcext:value-type="date">
            <text:p>09/12/2025</text:p>
          </table:table-cell>
          <table:table-cell office:value-type="float" office:value="22016" calcext:value-type="float">
            <text:p>22016</text:p>
          </table:table-cell>
          <table:table-cell office:value-type="float" office:value="445" calcext:value-type="float">
            <text:p>44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19" calcext:value-type="date">
            <text:p>09/19/2025</text:p>
          </table:table-cell>
          <table:table-cell office:value-type="float" office:value="22029.6" calcext:value-type="float">
            <text:p>22029.6</text:p>
          </table:table-cell>
          <table:table-cell office:value-type="float" office:value="489" calcext:value-type="float">
            <text:p>48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26" calcext:value-type="date">
            <text:p>09/26/2025</text:p>
          </table:table-cell>
          <table:table-cell office:value-type="float" office:value="22043.3" calcext:value-type="float">
            <text:p>22043.3</text:p>
          </table:table-cell>
          <table:table-cell office:value-type="float" office:value="540" calcext:value-type="float">
            <text:p>54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03" calcext:value-type="date">
            <text:p>10/03/2025</text:p>
          </table:table-cell>
          <table:table-cell office:value-type="float" office:value="22059.4" calcext:value-type="float">
            <text:p>22059.4</text:p>
          </table:table-cell>
          <table:table-cell office:value-type="float" office:value="595" calcext:value-type="float">
            <text:p>59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10" calcext:value-type="date">
            <text:p>10/10/2025</text:p>
          </table:table-cell>
          <table:table-cell office:value-type="float" office:value="22079.1" calcext:value-type="float">
            <text:p>22079.1</text:p>
          </table:table-cell>
          <table:table-cell office:value-type="float" office:value="653" calcext:value-type="float">
            <text:p>65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17" calcext:value-type="date">
            <text:p>10/17/2025</text:p>
          </table:table-cell>
          <table:table-cell office:value-type="float" office:value="22099.4" calcext:value-type="float">
            <text:p>22099.4</text:p>
          </table:table-cell>
          <table:table-cell office:value-type="float" office:value="711" calcext:value-type="float">
            <text:p>71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24" calcext:value-type="date">
            <text:p>10/24/2025</text:p>
          </table:table-cell>
          <table:table-cell office:value-type="float" office:value="22121.6" calcext:value-type="float">
            <text:p>22121.6</text:p>
          </table:table-cell>
          <table:table-cell office:value-type="float" office:value="768" calcext:value-type="float">
            <text:p>76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31" calcext:value-type="date">
            <text:p>10/31/2025</text:p>
          </table:table-cell>
          <table:table-cell office:value-type="float" office:value="22143.6" calcext:value-type="float">
            <text:p>22143.6</text:p>
          </table:table-cell>
          <table:table-cell office:value-type="float" office:value="836" calcext:value-type="float">
            <text:p>83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1-07" calcext:value-type="date">
            <text:p>11/07/2025</text:p>
          </table:table-cell>
          <table:table-cell office:value-type="float" office:value="22161.8" calcext:value-type="float">
            <text:p>22161.8</text:p>
          </table:table-cell>
          <table:table-cell office:value-type="float" office:value="880" calcext:value-type="float">
            <text:p>88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1-14" calcext:value-type="date">
            <text:p>11/14/2025</text:p>
          </table:table-cell>
          <table:table-cell office:value-type="float" office:value="22185.2" calcext:value-type="float">
            <text:p>22185.2</text:p>
          </table:table-cell>
          <table:table-cell office:value-type="float" office:value="944" calcext:value-type="float">
            <text:p>94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1-21" calcext:value-type="date">
            <text:p>11/21/2025</text:p>
          </table:table-cell>
          <table:table-cell office:value-type="float" office:value="22218.5" calcext:value-type="float">
            <text:p>22218.5</text:p>
          </table:table-cell>
          <table:table-cell office:value-type="float" office:value="1014" calcext:value-type="float">
            <text:p>101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1-28" calcext:value-type="date">
            <text:p>11/28/2025</text:p>
          </table:table-cell>
          <table:table-cell office:value-type="float" office:value="22268.2" calcext:value-type="float">
            <text:p>22268.2</text:p>
          </table:table-cell>
          <table:table-cell office:value-type="float" office:value="1104" calcext:value-type="float">
            <text:p>110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2-05" calcext:value-type="date">
            <text:p>12/05/2025</text:p>
          </table:table-cell>
          <table:table-cell office:value-type="float" office:value="22299.7" calcext:value-type="float">
            <text:p>22299.7</text:p>
          </table:table-cell>
          <table:table-cell office:value-type="float" office:value="1183" calcext:value-type="float">
            <text:p>118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2-12" calcext:value-type="date">
            <text:p>12/12/2025</text:p>
          </table:table-cell>
          <table:table-cell office:value-type="float" office:value="22320.2" calcext:value-type="float">
            <text:p>22320.2</text:p>
          </table:table-cell>
          <table:table-cell office:value-type="float" office:value="1247" calcext:value-type="float">
            <text:p>124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2-19" calcext:value-type="date">
            <text:p>12/19/2025</text:p>
          </table:table-cell>
          <table:table-cell office:value-type="float" office:value="22354.8" calcext:value-type="float">
            <text:p>22354.8</text:p>
          </table:table-cell>
          <table:table-cell office:value-type="float" office:value="1326" calcext:value-type="float">
            <text:p>132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2-26" calcext:value-type="date">
            <text:p>12/26/2025</text:p>
          </table:table-cell>
          <table:table-cell office:value-type="float" office:value="22397.2" calcext:value-type="float">
            <text:p>22397.2</text:p>
          </table:table-cell>
          <table:table-cell office:value-type="float" office:value="1406" calcext:value-type="float">
            <text:p>140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1-02" calcext:value-type="date">
            <text:p>01/02/2026</text:p>
          </table:table-cell>
          <table:table-cell office:value-type="float" office:value="22459.1" calcext:value-type="float">
            <text:p>22459.1</text:p>
          </table:table-cell>
          <table:table-cell office:value-type="float" office:value="1459" calcext:value-type="float">
            <text:p>145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1-09" calcext:value-type="date">
            <text:p>01/09/2026</text:p>
          </table:table-cell>
          <table:table-cell office:value-type="float" office:value="22505.8" calcext:value-type="float">
            <text:p>22505.8</text:p>
          </table:table-cell>
          <table:table-cell office:value-type="float" office:value="1525" calcext:value-type="float">
            <text:p>152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1-16" calcext:value-type="date">
            <text:p>01/16/2026</text:p>
          </table:table-cell>
          <table:table-cell office:value-type="float" office:value="22550.4" calcext:value-type="float">
            <text:p>22550.4</text:p>
          </table:table-cell>
          <table:table-cell office:value-type="float" office:value="1603" calcext:value-type="float">
            <text:p>160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1-23" calcext:value-type="date">
            <text:p>01/23/2026</text:p>
          </table:table-cell>
          <table:table-cell office:value-type="float" office:value="22604.8" calcext:value-type="float">
            <text:p>22604.8</text:p>
          </table:table-cell>
          <table:table-cell office:value-type="float" office:value="1680" calcext:value-type="float">
            <text:p>168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1-30" calcext:value-type="date">
            <text:p>01/30/2026</text:p>
          </table:table-cell>
          <table:table-cell office:value-type="float" office:value="22657.4" calcext:value-type="float">
            <text:p>22657.4</text:p>
          </table:table-cell>
          <table:table-cell office:value-type="float" office:value="1743" calcext:value-type="float">
            <text:p>174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2-06" calcext:value-type="date">
            <text:p>02/06/2026</text:p>
          </table:table-cell>
          <table:table-cell office:value-type="float" office:value="22705.7" calcext:value-type="float">
            <text:p>22705.7</text:p>
          </table:table-cell>
          <table:table-cell office:value-type="float" office:value="1815" calcext:value-type="float">
            <text:p>181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2-13" calcext:value-type="date">
            <text:p>02/13/2026</text:p>
          </table:table-cell>
          <table:table-cell office:value-type="float" office:value="22742.7" calcext:value-type="float">
            <text:p>22742.7</text:p>
          </table:table-cell>
          <table:table-cell office:value-type="float" office:value="1887" calcext:value-type="float">
            <text:p>188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2-20" calcext:value-type="date">
            <text:p>02/20/2026</text:p>
          </table:table-cell>
          <table:table-cell office:value-type="float" office:value="22793.8" calcext:value-type="float">
            <text:p>22793.8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2-27" calcext:value-type="date">
            <text:p>02/27/2026</text:p>
          </table:table-cell>
          <table:table-cell office:value-type="float" office:value="22810.3" calcext:value-type="float">
            <text:p>22810.3</text:p>
          </table:table-cell>
          <table:table-cell office:value-type="float" office:value="1972" calcext:value-type="float">
            <text:p>197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3-06" calcext:value-type="date">
            <text:p>03/06/2026</text:p>
          </table:table-cell>
          <table:table-cell office:value-type="float" office:value="22834.7" calcext:value-type="float">
            <text:p>22834.7</text:p>
          </table:table-cell>
          <table:table-cell office:value-type="float" office:value="2030" calcext:value-type="float">
            <text:p>203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3-13" calcext:value-type="date">
            <text:p>03/13/2026</text:p>
          </table:table-cell>
          <table:table-cell office:value-type="float" office:value="22857.2" calcext:value-type="float">
            <text:p>22857.2</text:p>
          </table:table-cell>
          <table:table-cell office:value-type="float" office:value="2085" calcext:value-type="float">
            <text:p>208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3-20" calcext:value-type="date">
            <text:p>03/20/2026</text:p>
          </table:table-cell>
          <table:table-cell office:value-type="float" office:value="22887.5" calcext:value-type="float">
            <text:p>22887.5</text:p>
          </table:table-cell>
          <table:table-cell office:value-type="float" office:value="2142" calcext:value-type="float">
            <text:p>214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3-27" calcext:value-type="date">
            <text:p>03/27/2026</text:p>
          </table:table-cell>
          <table:table-cell office:value-type="float" office:value="22907.5" calcext:value-type="float">
            <text:p>22907.5</text:p>
          </table:table-cell>
          <table:table-cell office:value-type="float" office:value="2190" calcext:value-type="float">
            <text:p>219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4-03" calcext:value-type="date">
            <text:p>04/03/2026</text:p>
          </table:table-cell>
          <table:table-cell office:value-type="float" office:value="22936.1" calcext:value-type="float">
            <text:p>22936.1</text:p>
          </table:table-cell>
          <table:table-cell office:value-type="float" office:value="2222" calcext:value-type="float">
            <text:p>222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4-10" calcext:value-type="date">
            <text:p>04/10/2026</text:p>
          </table:table-cell>
          <table:table-cell office:value-type="float" office:value="22960" calcext:value-type="float">
            <text:p>22960</text:p>
          </table:table-cell>
          <table:table-cell office:value-type="float" office:value="2231" calcext:value-type="float">
            <text:p>223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4-17" calcext:value-type="date">
            <text:p>04/17/2026</text:p>
          </table:table-cell>
          <table:table-cell office:value-type="float" office:value="22973.9" calcext:value-type="float">
            <text:p>22973.9</text:p>
          </table:table-cell>
          <table:table-cell office:value-type="float" office:value="2239" calcext:value-type="float">
            <text:p>223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4-24" calcext:value-type="date">
            <text:p>04/24/2026</text:p>
          </table:table-cell>
          <table:table-cell office:value-type="float" office:value="22992.9" calcext:value-type="float">
            <text:p>22992.9</text:p>
          </table:table-cell>
          <table:table-cell office:value-type="float" office:value="2244" calcext:value-type="float">
            <text:p>224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6-05-01" calcext:value-type="date">
            <text:p>05/01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08" calcext:value-type="date">
            <text:p>05/08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15" calcext:value-type="date">
            <text:p>05/15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22" calcext:value-type="date">
            <text:p>05/22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29" calcext:value-type="date">
            <text:p>05/29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6-05" calcext:value-type="date">
            <text:p>06/05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6-12" calcext:value-type="date">
            <text:p>06/12/2026</text:p>
          </table:table-cell>
          <table:table-cell table:number-columns-repeated="1022"/>
        </table:table-row>
        <table:table-row table:style-name="ro1" table:number-rows-repeated="10483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11" calcext:value-type="date">
            <text:p>07/1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18" calcext:value-type="date">
            <text:p>07/1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25" calcext:value-type="date">
            <text:p>07/2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01" calcext:value-type="date">
            <text:p>08/0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08" calcext:value-type="date">
            <text:p>08/0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15" calcext:value-type="date">
            <text:p>08/1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22" calcext:value-type="date">
            <text:p>08/2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29" calcext:value-type="date">
            <text:p>08/2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05" calcext:value-type="date">
            <text:p>09/0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12" calcext:value-type="date">
            <text:p>09/1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19" calcext:value-type="date">
            <text:p>09/1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26" calcext:value-type="date">
            <text:p>09/2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03" calcext:value-type="date">
            <text:p>10/0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10" calcext:value-type="date">
            <text:p>10/1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17" calcext:value-type="date">
            <text:p>10/1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24" calcext:value-type="date">
            <text:p>10/2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31" calcext:value-type="date">
            <text:p>10/3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07" calcext:value-type="date">
            <text:p>11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14" calcext:value-type="date">
            <text:p>11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21" calcext:value-type="date">
            <text:p>11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28" calcext:value-type="date">
            <text:p>11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05" calcext:value-type="date">
            <text:p>12/0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12" calcext:value-type="date">
            <text:p>12/1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19" calcext:value-type="date">
            <text:p>12/1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26" calcext:value-type="date">
            <text:p>12/2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02" calcext:value-type="date">
            <text:p>01/0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09" calcext:value-type="date">
            <text:p>01/0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16" calcext:value-type="date">
            <text:p>01/1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23" calcext:value-type="date">
            <text:p>01/2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30" calcext:value-type="date">
            <text:p>01/3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06" calcext:value-type="date">
            <text:p>02/0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13" calcext:value-type="date">
            <text:p>02/1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20" calcext:value-type="date">
            <text:p>02/2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27" calcext:value-type="date">
            <text:p>02/2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06" calcext:value-type="date">
            <text:p>03/0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13" calcext:value-type="date">
            <text:p>03/1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20" calcext:value-type="date">
            <text:p>03/2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27" calcext:value-type="date">
            <text:p>03/2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03" calcext:value-type="date">
            <text:p>04/0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10" calcext:value-type="date">
            <text:p>04/1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17" calcext:value-type="date">
            <text:p>04/1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24" calcext:value-type="date">
            <text:p>04/24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01" calcext:value-type="date">
            <text:p>05/01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08" calcext:value-type="date">
            <text:p>05/08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15" calcext:value-type="date">
            <text:p>05/15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22" calcext:value-type="date">
            <text:p>05/2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29" calcext:value-type="date">
            <text:p>05/2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05" calcext:value-type="date">
            <text:p>06/05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12" calcext:value-type="date">
            <text:p>06/1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19" calcext:value-type="date">
            <text:p>06/1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26" calcext:value-type="date">
            <text:p>06/2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7-03" calcext:value-type="date">
            <text:p>07/03/2026</text:p>
          </table:table-cell>
          <table:table-cell table:number-columns-repeated="1023"/>
        </table:table-row>
        <table:table-row table:style-name="ro1" table:number-rows-repeated="1048348">
          <table:table-cell table:number-columns-repeated="1024"/>
        </table:table-row>
        <table:table-row table:style-name="ro2" table:number-rows-repeated="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6-04-24T20:29:37.475878326</dc:date>
    <meta:editing-duration>PT5H14M52S</meta:editing-duration>
    <meta:editing-cycles>123</meta:editing-cycles>
    <meta:generator>LibreOffice/7.3.7.2$Linux_X86_64 LibreOffice_project/30$Build-2</meta:generator>
    <meta:print-date>2025-07-05T20:13:16.113192719</meta:print-date>
    <meta:document-statistic meta:table-count="3" meta:cell-count="1133" meta:object-count="0"/>
  </office:meta>
</office:document-meta>
</file>